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F1D861539DFFA1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Monospace1" svg:font-family="Monospace" style:font-pitch="fixed"/>
    <style:font-face style:name="Arial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3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4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margin-top="0.5cm" fo:margin-bottom="0cm" fo:text-align="end" style:writing-mode="rl-tb"/>
    </style:style>
    <style:style style:name="P12" style:family="paragraph">
      <style:paragraph-properties fo:text-align="end" style:writing-mode="rl-tb"/>
      <style:text-properties fo:font-size="40pt" style:font-size-asian="40pt" style:font-size-complex="40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color="#0000ff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1" fo:font-size="54pt" style:font-size-asian="54pt" style:font-name-complex="Liberation Sans1" style:font-size-complex="54pt"/>
    </style:style>
    <style:style style:name="T7" style:family="text">
      <style:text-properties fo:color="#ff0000" style:font-name="Liberation Sans1" fo:font-size="40pt" style:font-size-asian="40pt" style:font-name-complex="Liberation Sans1" style:font-size-complex="40pt"/>
    </style:style>
    <style:style style:name="T8" style:family="text">
      <style:text-properties style:font-name="Liberation Sans1" fo:font-size="40pt" style:font-size-asian="40pt" style:font-name-complex="Liberation Sans1" style:font-size-complex="40pt"/>
    </style:style>
    <style:style style:name="T9" style:family="text">
      <style:text-properties fo:color="#990066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0" style:family="text">
      <style:text-properties fo:color="#990066" style:font-name="Liberation Sans1" fo:font-size="32pt" fo:font-style="normal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1" style:family="text">
      <style:text-properties fo:color="#cc00cc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2" style:family="text">
      <style:text-properties fo:color="#cc00cc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3" style:family="text">
      <style:text-properties fo:color="#cc00cc" style:font-name="Liberation Sans1" fo:font-size="32pt" fo:font-style="normal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4" style:family="text">
      <style:text-properties fo:color="#3333ff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5" style:family="text">
      <style:text-properties fo:color="#3333ff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6" style:family="text">
      <style:text-properties fo:color="#3333ff" style:font-name="Liberation Sans1" fo:font-size="32pt" fo:font-style="normal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7" style:family="text">
      <style:text-properties fo:color="#3333ff" style:font-name="Liberation Sans1" fo:font-size="32pt" fo:font-style="italic" fo:font-weight="normal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18" style:family="text">
      <style:text-properties fo:color="#009900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9" style:family="text">
      <style:text-properties fo:color="#009900" style:font-name="Liberation Sans1" fo:font-size="40pt" fo:font-style="normal" fo:font-weight="normal" style:font-size-asian="40pt" style:font-style-asian="normal" style:font-weight-asian="bold" style:font-name-complex="Liberation Sans1" style:font-size-complex="40pt" style:font-style-complex="normal" style:font-weight-complex="normal"/>
    </style:style>
    <style:style style:name="T20" style:family="text">
      <style:text-properties fo:color="#009900" style:font-name="Liberation Sans1" fo:font-size="32pt" fo:font-style="italic" fo:font-weight="normal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21" style:family="text">
      <style:text-properties fo:color="#009900" style:font-name="Liberation Sans1" fo:font-size="32pt" fo:font-style="normal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22" style:family="text">
      <style:text-properties fo:color="#ff3333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23" style:family="text">
      <style:text-properties fo:color="#ff3333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24" style:family="text">
      <style:text-properties fo:color="#ff3333" style:font-name="Liberation Sans1" fo:font-size="32pt" fo:font-style="normal" fo:font-weight="normal" style:font-size-asian="32pt" style:font-style-asian="normal" style:font-weight-asian="normal" style:font-name-complex="Liberation Sans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2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</text:span><text:span text:style-name="T7">אפשר למצוא חלוקה פרופורציונלית וללא קנאה </text:span><text:span text:style-name="T7">(דוגמה: שני שחקנים, מס' איזוגי שם חפצים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קירוב </text:span><text:span text:style-name="T10">(חלוקת מקומות בקורסים).</text:span></text:p>
              </text:list-item>
              <text:list-item>
                <text:p text:style-name="P10"><text:span text:style-name="T11">מיטוב</text:span><text:span text:style-name="T12"> </text:span><text:span text:style-name="T13">(חלוקת מטלות).</text:span></text:p>
              </text:list-item>
              <text:list-item>
                <text:p text:style-name="P10"><text:span text:style-name="T14">שיתוף</text:span><text:span text:style-name="T15"> </text:span><text:span text:style-name="T16">(חלוקת ירושות)</text:span><text:span text:style-name="T17">.</text:span></text:p>
              </text:list-item>
            </text:list>
            <text:list text:style-name="L4">
              <text:list-item>
                <text:p text:style-name="P11"><text:span text:style-name="T18">כסף</text:span><text:span text:style-name="T19"> </text:span><text:span text:style-name="T20"><text:tab/></text:span><text:span text:style-name="T21">(חלוקת חדרים ושכר-דירה).</text:span></text:p>
              </text:list-item>
              <text:list-item>
                <text:p text:style-name="P11"><text:span text:style-name="T22">הגרלה</text:span><text:span text:style-name="T23"> </text:span><text:span text:style-name="T24">(חלוקת תורנויות)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Monospace1" svg:font-family="Monospace" style:font-pitch="fixed"/>
    <style:font-face style:name="Arial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3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4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1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0-20">20/10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794</meta:editing-cycles>
    <dc:date>2022-10-20T08:20:42.028139541</dc:date>
    <meta:editing-duration>P2DT20H40M52S</meta:editing-duration>
    <meta:generator>LibreOffice/6.4.7.2$Linux_X86_64 LibreOffice_project/40$Build-2</meta:generator>
    <dc:creator>Erel Segal-Halevi</dc:creator>
    <meta:document-statistic meta:object-count="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